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margin-top="0.2236in" fo:margin-bottom="0.2236in"/>
    </style:style>
    <style:style style:name="T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P3" style:parent-style-name="Título2" style:family="paragraph">
      <style:paragraph-properties fo:margin-top="0.2076in" fo:margin-bottom="0.2076in"/>
    </style:style>
    <style:style style:name="T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5" style:parent-style-name="Título2" style:family="paragraph">
      <style:paragraph-properties fo:margin-top="0.2076in" fo:margin-bottom="0.2076in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7" style:parent-style-name="Título2" style:family="paragraph">
      <style:paragraph-properties fo:margin-top="0.2076in" fo:margin-bottom="0.2076in"/>
    </style:style>
    <style:style style:name="T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9" style:parent-style-name="Normal" style:family="paragraph">
      <style:paragraph-properties fo:margin-top="0.1666in" fo:margin-bottom="0.1666in"/>
    </style:style>
    <style:style style:name="T10" style:parent-style-name="Fonteparág.padrão" style:family="text">
      <style:text-properties style:font-name="Arial" style:font-name-asian="Arial" style:font-name-complex="Arial"/>
    </style:style>
    <style:style style:name="P11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2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4" style:parent-style-name="Título2" style:family="paragraph">
      <style:paragraph-properties fo:margin-top="0.2076in" fo:margin-bottom="0.2076in"/>
    </style:style>
    <style:style style:name="T1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paragraph-properties fo:margin-top="0.1666in" fo:margin-bottom="0.1666in"/>
    </style:style>
    <style:style style:name="T17" style:parent-style-name="Fonteparág.padrão" style:family="text">
      <style:text-properties style:font-name="Arial" style:font-name-asian="Arial" style:font-name-complex="Arial"/>
    </style:style>
    <style:style style:name="P18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9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0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1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2" style:parent-style-name="Título2" style:family="paragraph">
      <style:paragraph-properties fo:margin-top="0.2076in" fo:margin-bottom="0.2076in"/>
    </style:style>
    <style:style style:name="T2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paragraph-properties fo:margin-top="0.1666in" fo:margin-bottom="0.1666in"/>
    </style:style>
    <style:style style:name="T25" style:parent-style-name="Fonteparág.padrão" style:family="text">
      <style:text-properties style:font-name="Arial" style:font-name-asian="Arial" style:font-name-complex="Arial"/>
    </style:style>
    <style:style style:name="P26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7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8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29" style:parent-style-name="Título2" style:family="paragraph">
      <style:paragraph-properties fo:margin-top="0.2076in" fo:margin-bottom="0.2076in"/>
    </style:style>
    <style:style style:name="T3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31" style:parent-style-name="Normal" style:family="paragraph">
      <style:paragraph-properties fo:margin-top="0.1666in" fo:margin-bottom="0.1666in"/>
    </style:style>
    <style:style style:name="T32" style:parent-style-name="Fonteparág.padrão" style:family="text">
      <style:text-properties style:font-name="Arial" style:font-name-asian="Arial" style:font-name-complex="Arial"/>
    </style:style>
    <style:style style:name="P3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34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3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36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37" style:parent-style-name="Título2" style:family="paragraph">
      <style:paragraph-properties fo:margin-top="0.2076in" fo:margin-bottom="0.2076in"/>
    </style:style>
    <style:style style:name="T3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39" style:parent-style-name="Normal" style:family="paragraph">
      <style:paragraph-properties fo:margin-top="0.1666in" fo:margin-bottom="0.1666in"/>
    </style:style>
    <style:style style:name="T40" style:parent-style-name="Fonteparág.padrão" style:family="text">
      <style:text-properties style:font-name="Arial" style:font-name-asian="Arial" style:font-name-complex="Arial"/>
    </style:style>
    <style:style style:name="P41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2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4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46" style:parent-style-name="Título2" style:family="paragraph">
      <style:paragraph-properties fo:margin-top="0.2076in" fo:margin-bottom="0.2076in"/>
    </style:style>
    <style:style style:name="T4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48" style:parent-style-name="Normal" style:family="paragraph">
      <style:paragraph-properties fo:margin-top="0.1666in" fo:margin-bottom="0.1666in"/>
    </style:style>
    <style:style style:name="T49" style:parent-style-name="Fonteparág.padrão" style:family="text">
      <style:text-properties style:font-name="Arial" style:font-name-asian="Arial" style:font-name-complex="Arial"/>
    </style:style>
    <style:style style:name="P50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51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52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53" style:parent-style-name="Título2" style:family="paragraph">
      <style:paragraph-properties fo:margin-top="0.2076in" fo:margin-bottom="0.2076in"/>
    </style:style>
    <style:style style:name="T5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55" style:parent-style-name="Normal" style:family="paragraph">
      <style:paragraph-properties fo:margin-top="0.1666in" fo:margin-bottom="0.1666in"/>
    </style:style>
    <style:style style:name="T56" style:parent-style-name="Fonteparág.padrão" style:family="text">
      <style:text-properties style:font-name="Arial" style:font-name-asian="Arial" style:font-name-complex="Arial"/>
    </style:style>
    <style:style style:name="P57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58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59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0" style:parent-style-name="Título2" style:family="paragraph">
      <style:paragraph-properties fo:margin-top="0.2076in" fo:margin-bottom="0.2076in"/>
    </style:style>
    <style:style style:name="T6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62" style:parent-style-name="Normal" style:family="paragraph">
      <style:paragraph-properties fo:margin-top="0.1666in" fo:margin-bottom="0.1666in"/>
    </style:style>
    <style:style style:name="T63" style:parent-style-name="Fonteparág.padrão" style:family="text">
      <style:text-properties style:font-name="Arial" style:font-name-asian="Arial" style:font-name-complex="Arial"/>
    </style:style>
    <style:style style:name="P64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6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7" style:parent-style-name="Título2" style:family="paragraph">
      <style:paragraph-properties fo:margin-top="0.2076in" fo:margin-bottom="0.2076in"/>
    </style:style>
    <style:style style:name="T6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69" style:parent-style-name="Normal" style:family="paragraph">
      <style:paragraph-properties fo:margin-top="0.1666in" fo:margin-bottom="0.1666in"/>
    </style:style>
    <style:style style:name="T70" style:parent-style-name="Fonteparág.padrão" style:family="text">
      <style:text-properties style:font-name="Arial" style:font-name-asian="Arial" style:font-name-complex="Arial"/>
    </style:style>
    <style:style style:name="P71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2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4" style:parent-style-name="Título2" style:family="paragraph">
      <style:paragraph-properties fo:margin-top="0.2076in" fo:margin-bottom="0.2076in"/>
    </style:style>
    <style:style style:name="T7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76" style:parent-style-name="Normal" style:family="paragraph">
      <style:paragraph-properties fo:margin-top="0.1666in" fo:margin-bottom="0.1666in"/>
    </style:style>
    <style:style style:name="T77" style:parent-style-name="Fonteparág.padrão" style:family="text">
      <style:text-properties style:font-name="Arial" style:font-name-asian="Arial" style:font-name-complex="Arial"/>
    </style:style>
    <style:style style:name="P78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79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0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1" style:parent-style-name="Título2" style:family="paragraph">
      <style:paragraph-properties fo:margin-top="0.2076in" fo:margin-bottom="0.2076in"/>
    </style:style>
    <style:style style:name="T8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83" style:parent-style-name="Normal" style:family="paragraph">
      <style:paragraph-properties fo:margin-top="0.1666in" fo:margin-bottom="0.1666in"/>
    </style:style>
    <style:style style:name="T84" style:parent-style-name="Fonteparág.padrão" style:family="text">
      <style:text-properties style:font-name="Arial" style:font-name-asian="Arial" style:font-name-complex="Arial"/>
    </style:style>
    <style:style style:name="P8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6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7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88" style:parent-style-name="Título2" style:family="paragraph">
      <style:paragraph-properties fo:margin-top="0.2076in" fo:margin-bottom="0.2076in"/>
    </style:style>
    <style:style style:name="T8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90" style:parent-style-name="Normal" style:family="paragraph">
      <style:paragraph-properties fo:margin-top="0.1666in" fo:margin-bottom="0.1666in"/>
    </style:style>
    <style:style style:name="T91" style:parent-style-name="Fonteparág.padrão" style:family="text">
      <style:text-properties style:font-name="Arial" style:font-name-asian="Arial" style:font-name-complex="Arial"/>
    </style:style>
    <style:style style:name="P92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9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94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95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96" style:parent-style-name="Título2" style:family="paragraph">
      <style:paragraph-properties fo:margin-top="0.2076in" fo:margin-bottom="0.2076in"/>
    </style:style>
    <style:style style:name="T9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98" style:parent-style-name="Normal" style:family="paragraph">
      <style:paragraph-properties fo:margin-top="0.1666in" fo:margin-bottom="0.1666in"/>
    </style:style>
    <style:style style:name="T99" style:parent-style-name="Fonteparág.padrão" style:family="text">
      <style:text-properties style:font-name="Arial" style:font-name-asian="Arial" style:font-name-complex="Arial"/>
    </style:style>
    <style:style style:name="P100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01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02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103" style:parent-style-name="ParágrafodaLista" style:family="paragraph">
      <style:paragraph-properties fo:margin-top="0.1666in" fo:margin-bottom="0.1666in"/>
      <style:text-properties style:font-name="Arial" style:font-name-asian="Arial" style:font-name-complex="Arial"/>
    </style:style>
  </office:automatic-styles>
  <office:body>
    <office:text text:use-soft-page-breaks="true">
      <text:h text:style-name="P1" text:outline-level="1"><text:span text:style-name="T2">REQUISITOS DO PROFESSOR BENTO</text:span></text:h>
      <text:h text:style-name="P3" text:outline-level="2"><text:span text:style-name="T4">Projeto: GlicNutri</text:span></text:h>
      <text:h text:style-name="P5" text:outline-level="2"><text:span text:style-name="T6">Tema: Desenvolvimento de Sistema</text:span></text:h>
      <text:p text:style-name="Normal"/>
      <text:h text:style-name="P7" text:outline-level="2"><text:span text:style-name="T8">1. Documentação Inicial</text:span></text:h>
      <text:p text:style-name="P9"><text:span text:style-name="T10">O projeto deve conter:</text:span></text:p>
      <text:list text:style-name="LFO13" text:continue-numbering="true">
        <text:list-item>
          <text:p text:style-name="P11">Documento Word padronizado</text:p>
        </text:list-item>
        <text:list-item>
          <text:p text:style-name="P12">Definição de tecnologias</text:p>
        </text:list-item>
        <text:list-item>
          <text:p text:style-name="P13">Levantamento de requisitos</text:p>
        </text:list-item>
      </text:list>
      <text:p text:style-name="Normal"/>
      <text:h text:style-name="P14" text:outline-level="2"><text:span text:style-name="T15">2. Banco de Dados</text:span></text:h>
      <text:p text:style-name="P16"><text:span text:style-name="T17">O sistema deve possuir:</text:span></text:p>
      <text:list text:style-name="LFO12" text:continue-numbering="true">
        <text:list-item>
          <text:p text:style-name="P18">Estrutura de tabelas definida</text:p>
        </text:list-item>
        <text:list-item>
          <text:p text:style-name="P19">Campos adequados ao sistema</text:p>
        </text:list-item>
        <text:list-item>
          <text:p text:style-name="P20">Chaves primárias e estrangeiras</text:p>
        </text:list-item>
        <text:list-item>
          <text:p text:style-name="P21">Relacionamentos entre tabelas</text:p>
        </text:list-item>
      </text:list>
      <text:p text:style-name="Normal"/>
      <text:h text:style-name="P22" text:outline-level="2"><text:span text:style-name="T23">3. Autenticação</text:span></text:h>
      <text:p text:style-name="P24"><text:span text:style-name="T25">O sistema deve implementar:</text:span></text:p>
      <text:list text:style-name="LFO11" text:continue-numbering="true">
        <text:list-item>
          <text:p text:style-name="P26">Login de usuários</text:p>
        </text:list-item>
        <text:list-item>
          <text:p text:style-name="P27">Validação de credenciais</text:p>
        </text:list-item>
        <text:list-item>
          <text:p text:style-name="P28">Funcionalidade de recuperação de senha</text:p>
        </text:list-item>
      </text:list>
      <text:p text:style-name="Normal"/>
      <text:h text:style-name="P29" text:outline-level="2"><text:span text:style-name="T30">4. CRUD Completo</text:span></text:h>
      <text:p text:style-name="P31"><text:span text:style-name="T32">O sistema deve permitir:</text:span></text:p>
      <text:list text:style-name="LFO10" text:continue-numbering="true">
        <text:list-item>
          <text:p text:style-name="P33">Create (cadastro)</text:p>
        </text:list-item>
        <text:list-item>
          <text:p text:style-name="P34">Read (consulta)</text:p>
        </text:list-item>
        <text:list-item>
          <text:p text:style-name="P35">Update (edição)</text:p>
        </text:list-item>
        <text:list-item>
          <text:p text:style-name="P36">Delete lógico (sem exclusão física)</text:p>
        </text:list-item>
      </text:list>
      <text:p text:style-name="Normal"/>
      <text:h text:style-name="P37" text:outline-level="2"><text:span text:style-name="T38">5. Validações de Dados</text:span></text:h>
      <text:p text:style-name="P39"><text:span text:style-name="T40">O sistema deve validar:</text:span></text:p>
      <text:list text:style-name="LFO9" text:continue-numbering="true">
        <text:list-item>
          <text:p text:style-name="P41">Campos obrigatórios</text:p>
        </text:list-item>
        <text:list-item>
          <text:p text:style-name="P42">CPF</text:p>
        </text:list-item>
        <text:list-item>
          <text:p text:style-name="P43">CEP</text:p>
        </text:list-item>
        <text:list-item>
          <text:p text:style-name="P44">Email</text:p>
        </text:list-item>
        <text:list-item>
          <text:p text:style-name="P45">Outros dados necessários</text:p>
        </text:list-item>
      </text:list>
      <text:p text:style-name="Normal"/>
      <text:h text:style-name="P46" text:outline-level="2"><text:span text:style-name="T47">6. Fluxo do Sistema</text:span></text:h>
      <text:p text:style-name="P48"><text:span text:style-name="T49">O sistema deve apresentar:</text:span></text:p>
      <text:list text:style-name="LFO8" text:continue-numbering="true">
        <text:list-item>
          <text:p text:style-name="P50">Navegação entre telas</text:p>
        </text:list-item>
        <text:list-item>
          <text:p text:style-name="P51">Fluxo funcional completo</text:p>
        </text:list-item>
        <text:list-item>
          <text:p text:style-name="P52">Persistência de dados no banco</text:p>
        </text:list-item>
      </text:list>
      <text:p text:style-name="Normal"/>
      <text:h text:style-name="P53" text:outline-level="2"><text:span text:style-name="T54">7. Usabilidade</text:span></text:h>
      <text:p text:style-name="P55"><text:span text:style-name="T56">O sistema deve:</text:span></text:p>
      <text:list text:style-name="LFO7" text:continue-numbering="true">
        <text:list-item>
          <text:p text:style-name="P57">Possuir interface funcional</text:p>
        </text:list-item>
        <text:list-item>
          <text:p text:style-name="P58">Garantir facilidade de uso</text:p>
        </text:list-item>
        <text:list-item>
          <text:p text:style-name="P59">Permitir navegação intuitiva</text:p>
        </text:list-item>
      </text:list>
      <text:p text:style-name="Normal"/>
      <text:h text:style-name="P60" text:outline-level="2"><text:span text:style-name="T61">8. Auditoria</text:span></text:h>
      <text:p text:style-name="P62"><text:span text:style-name="T63">O sistema deve registrar:</text:span></text:p>
      <text:list text:style-name="LFO6" text:continue-numbering="true">
        <text:list-item>
          <text:p text:style-name="P64">Ações de cadastro</text:p>
        </text:list-item>
        <text:list-item>
          <text:p text:style-name="P65">Movimentações do sistema</text:p>
        </text:list-item>
        <text:list-item>
          <text:p text:style-name="P66">Logs de operações realizadas</text:p>
        </text:list-item>
      </text:list>
      <text:p text:style-name="Normal"/>
      <text:h text:style-name="P67" text:outline-level="2"><text:span text:style-name="T68">9. Relatórios e Gráficos</text:span></text:h>
      <text:p text:style-name="P69"><text:span text:style-name="T70">O sistema deve gerar:</text:span></text:p>
      <text:list text:style-name="LFO5" text:continue-numbering="true">
        <text:list-item>
          <text:p text:style-name="P71">Relatórios de dados</text:p>
        </text:list-item>
        <text:list-item>
          <text:p text:style-name="P72">Visualizações gráficas</text:p>
        </text:list-item>
        <text:list-item>
          <text:p text:style-name="P73">Informações gerenciais</text:p>
        </text:list-item>
      </text:list>
      <text:p text:style-name="Normal"/>
      <text:h text:style-name="P74" text:outline-level="2"><text:span text:style-name="T75">10. Organização do Código</text:span></text:h>
      <text:p text:style-name="P76"><text:span text:style-name="T77">O projeto deve:</text:span></text:p>
      <text:list text:style-name="LFO4" text:continue-numbering="true">
        <text:list-item>
          <text:p text:style-name="P78">Ter estrutura organizada</text:p>
        </text:list-item>
        <text:list-item>
          <text:p text:style-name="P79">Código limpo</text:p>
        </text:list-item>
        <text:list-item>
          <text:p text:style-name="P80">Separação de responsabilidades</text:p>
        </text:list-item>
      </text:list>
      <text:p text:style-name="Normal"/>
      <text:h text:style-name="P81" text:outline-level="2"><text:span text:style-name="T82">11. Atualização da Documentação</text:span></text:h>
      <text:p text:style-name="P83"><text:span text:style-name="T84">O documento do projeto deve ser:</text:span></text:p>
      <text:list text:style-name="LFO3" text:continue-numbering="true">
        <text:list-item>
          <text:p text:style-name="P85">Atualizado constantemente</text:p>
        </text:list-item>
        <text:list-item>
          <text:p text:style-name="P86">Corrigido conforme feedback</text:p>
        </text:list-item>
        <text:list-item>
          <text:p text:style-name="P87">Coerente com o sistema desenvolvido</text:p>
        </text:list-item>
      </text:list>
      <text:p text:style-name="Normal"/>
      <text:h text:style-name="P88" text:outline-level="2"><text:span text:style-name="T89">12. Entrega Final</text:span></text:h>
      <text:p text:style-name="P90"><text:span text:style-name="T91">A entrega deve conter:</text:span></text:p>
      <text:list text:style-name="LFO2" text:continue-numbering="true">
        <text:list-item>
          <text:p text:style-name="P92">Sistema funcional completo</text:p>
        </text:list-item>
        <text:list-item>
          <text:p text:style-name="P93">Código do projeto (ZIP)</text:p>
        </text:list-item>
        <text:list-item>
          <text:p text:style-name="P94">Slides de apresentação</text:p>
        </text:list-item>
        <text:list-item>
          <text:p text:style-name="P95">Vídeo demonstrando o funcionamento</text:p>
        </text:list-item>
      </text:list>
      <text:p text:style-name="Normal"/>
      <text:h text:style-name="P96" text:outline-level="2"><text:span text:style-name="T97">13. Critérios de Avaliação</text:span></text:h>
      <text:p text:style-name="P98"><text:span text:style-name="T99">Serão avaliados:</text:span></text:p>
      <text:list text:style-name="LFO1" text:continue-numbering="true">
        <text:list-item>
          <text:p text:style-name="P100">Funcionamento do sistema</text:p>
        </text:list-item>
        <text:list-item>
          <text:p text:style-name="P101">Implementação dos requisitos</text:p>
        </text:list-item>
        <text:list-item>
          <text:p text:style-name="P102">Organização do projeto</text:p>
        </text:list-item>
        <text:list-item>
          <text:p text:style-name="P103">Qualidade da apresentação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nando Dos Santos</meta:initial-creator>
    <dc:creator>Fernando Dos Santos</dc:creator>
    <meta:creation-date>2026-04-23T19:54:00Z</meta:creation-date>
    <dc:date>2026-04-23T19:54:00Z</dc:date>
    <meta:template xlink:href="Normal.dotm" xlink:type="simple"/>
    <meta:editing-cycles>1</meta:editing-cycles>
    <meta:editing-duration>PT0S</meta:editing-duration>
    <meta:document-statistic meta:page-count="1" meta:paragraph-count="3" meta:word-count="276" meta:character-count="1768" meta:row-count="12" meta:non-whitespace-character-count="1495"/>
  </office:meta>
</office:document-meta>
</file>